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 New Roman" fo:font-size="12.0pt"/>
    </style:style>
    <style:style style:name="T1" style:family="text">
      <style:text-properties fo:font-weight="bold" fo:font-weight-asian="bold" fo:font-weight-complex="bold" style:text-underline-style="solid" style:text-underline-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Besciamel</text:span></text:p>
      <text:p text:style-name="P1"/>
      <text:p text:style-name="P1">125g Butter</text:p>
      <text:p text:style-name="P1">125g Flour</text:p>
      <text:p text:style-name="P1">2ltr Milk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6</meta:generator>
    <meta:initial-creator>Harry Morse</meta:initial-creator>
  </office:meta>
</office:document-meta>
</file>